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6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4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9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6" table:style-name="ce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6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25"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30" table:style-name="ce1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style-name="Default"/>
          <table:table-cell table:number-columns-repeated="62"/>
          <table:table-cell table:style-name="Default"/>
        </table:table-row>
        <table:table-row table:style-name="ro1"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16/12/2014</text:date>, <text:time>11:47:48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6T11:47:48.64</dc:date>
    <meta:editing-duration>PT1H1M28S</meta:editing-duration>
    <meta:editing-cycles>13</meta:editing-cycles>
    <meta:generator>OpenOffice/4.1.1$Win32 OpenOffice.org_project/411m6$Build-9775</meta:generator>
    <meta:document-statistic meta:table-count="1" meta:cell-count="4160" meta:object-count="0"/>
  </office:meta>
</office:document-meta>
</file>